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Roboto" fo:font-size="16pt" style:font-size-asian="16pt" style:font-size-complex="16pt"/>
    </style:style>
    <style:style style:name="P2" style:parent-style-name="Standard" style:family="paragraph">
      <style:text-properties style:font-name="Roboto"/>
    </style:style>
    <style:style style:name="P3" style:parent-style-name="Titre3" style:family="paragraph">
      <style:text-properties style:font-name="Roboto" fo:color="#AF0A0A" fo:letter-spacing="0.0097in"/>
    </style:style>
    <style:style style:name="P4" style:parent-style-name="Textbody" style:family="paragraph">
      <style:paragraph-properties fo:widows="2" fo:orphans="2" fo:text-indent="0.1944in"/>
      <style:text-properties style:font-name="Roboto" fo:color="#333333" fo:font-size="11pt" style:font-size-asian="11pt" style:font-size-complex="11pt"/>
    </style:style>
    <style:style style:name="P5" style:parent-style-name="Textbody" style:family="paragraph">
      <style:paragraph-properties fo:widows="2" fo:orphans="2" fo:text-indent="0.1944in"/>
      <style:text-properties style:font-name="Roboto" fo:color="#333333" fo:font-size="11pt" style:font-size-asian="11pt" style:font-size-complex="11pt"/>
    </style:style>
    <style:style style:name="P6" style:parent-style-name="Textbody" style:family="paragraph">
      <style:paragraph-properties fo:widows="2" fo:orphans="2" fo:margin-top="0.0972in" fo:margin-bottom="0.0972in" fo:margin-left="0in">
        <style:tab-stops/>
      </style:paragraph-properties>
      <style:text-properties style:font-name="Roboto" fo:color="#333333" fo:font-size="11pt" style:font-size-asian="11pt" style:font-size-complex="11pt"/>
    </style:style>
    <style:style style:name="P7"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8" style:parent-style-name="Textbody" style:family="paragraph">
      <style:paragraph-properties fo:widows="2" fo:orphans="2" fo:text-indent="0.1944in"/>
      <style:text-properties style:font-name="Roboto" fo:color="#333333" fo:font-size="11pt" style:font-size-asian="11pt" style:font-size-complex="11pt"/>
    </style:style>
    <style:style style:name="P9" style:parent-style-name="Textbody" style:family="paragraph">
      <style:paragraph-properties fo:widows="2" fo:orphans="2" fo:text-indent="0.1944in"/>
      <style:text-properties style:font-name="Roboto" fo:color="#333333" fo:font-size="11pt" style:font-size-asian="11pt" style:font-size-complex="11pt"/>
    </style:style>
    <style:style style:name="P10" style:parent-style-name="Textbody" style:family="paragraph">
      <style:paragraph-properties fo:widows="2" fo:orphans="2" fo:text-indent="0.1944in"/>
      <style:text-properties style:font-name="Roboto" fo:color="#333333" fo:font-size="10.5pt" style:font-size-asian="10.5pt"/>
    </style:style>
    <style:style style:name="P11" style:parent-style-name="Titre3" style:family="paragraph">
      <style:paragraph-properties fo:widows="2" fo:orphans="2"/>
      <style:text-properties style:font-name="Roboto" fo:color="#AF0A0A" fo:letter-spacing="0.0097in"/>
    </style:style>
    <style:style style:name="P12" style:parent-style-name="Textbody" style:family="paragraph">
      <style:paragraph-properties fo:widows="2" fo:orphans="2" fo:text-indent="0.1944in"/>
      <style:text-properties style:font-name="Roboto" fo:color="#333333" fo:font-size="11pt" style:font-size-asian="11pt" style:font-size-complex="11pt"/>
    </style:style>
    <style:style style:name="P13" style:parent-style-name="Textbody" style:family="paragraph">
      <style:paragraph-properties fo:widows="2" fo:orphans="2" fo:text-indent="0.1944in"/>
      <style:text-properties style:font-name="Roboto" fo:color="#333333" fo:font-size="11pt" style:font-size-asian="11pt" style:font-size-complex="11pt"/>
    </style:style>
    <style:style style:name="P14" style:parent-style-name="Textbody" style:family="paragraph">
      <style:paragraph-properties fo:widows="2" fo:orphans="2" fo:margin-top="0.0972in" fo:margin-bottom="0.0972in" fo:margin-left="0in">
        <style:tab-stops/>
      </style:paragraph-properties>
      <style:text-properties style:font-name="Roboto" fo:color="#333333" fo:font-size="11pt" style:font-size-asian="11pt" style:font-size-complex="11pt"/>
    </style:style>
    <style:style style:name="P15"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16" style:parent-style-name="Textbody" style:family="paragraph">
      <style:paragraph-properties fo:widows="2" fo:orphans="2" fo:text-indent="0.1944in"/>
      <style:text-properties style:font-name="Roboto" fo:color="#333333" fo:font-size="11pt" style:font-size-asian="11pt" style:font-size-complex="11pt"/>
    </style:style>
    <style:style style:name="P17" style:parent-style-name="Textbody" style:family="paragraph">
      <style:paragraph-properties fo:widows="2" fo:orphans="2" fo:text-indent="0.1944in"/>
      <style:text-properties style:font-name="Roboto" fo:color="#333333" fo:font-size="10.5pt" style:font-size-asian="10.5pt"/>
    </style:style>
    <style:style style:name="P18" style:parent-style-name="Titre3" style:family="paragraph">
      <style:paragraph-properties fo:widows="2" fo:orphans="2"/>
      <style:text-properties style:font-name="Roboto" fo:color="#AF0A0A" fo:letter-spacing="0.0097in"/>
    </style:style>
    <style:style style:name="P19" style:parent-style-name="Textbody" style:family="paragraph">
      <style:paragraph-properties fo:widows="2" fo:orphans="2" fo:text-indent="0.1944in"/>
      <style:text-properties style:font-name="Roboto" fo:color="#333333" fo:font-size="11pt" style:font-size-asian="11pt" style:font-size-complex="11pt"/>
    </style:style>
    <style:style style:name="P20" style:parent-style-name="Textbody" style:family="paragraph">
      <style:paragraph-properties fo:widows="2" fo:orphans="2" fo:text-indent="0.1944in"/>
      <style:text-properties style:font-name="Roboto" fo:color="#333333" fo:font-size="11pt" style:font-size-asian="11pt" style:font-size-complex="11pt"/>
    </style:style>
    <style:style style:name="P21" style:parent-style-name="Textbody" style:family="paragraph">
      <style:paragraph-properties fo:widows="2" fo:orphans="2" fo:text-indent="0.1944in"/>
      <style:text-properties style:font-name="Roboto" fo:color="#333333" fo:font-size="11pt" style:font-size-asian="11pt" style:font-size-complex="11pt"/>
    </style:style>
    <style:style style:name="P22" style:parent-style-name="Textbody" style:family="paragraph">
      <style:paragraph-properties fo:widows="2" fo:orphans="2" fo:margin-top="0.0972in" fo:margin-bottom="0.0972in" fo:margin-left="0in">
        <style:tab-stops/>
      </style:paragraph-properties>
      <style:text-properties style:font-name="Roboto" fo:color="#333333" fo:font-size="11pt" style:font-size-asian="11pt" style:font-size-complex="11pt"/>
    </style:style>
    <style:style style:name="P23"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24"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25"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26" style:parent-style-name="Textbody" style:family="paragraph">
      <style:paragraph-properties fo:widows="2" fo:orphans="2" fo:text-indent="0.1944in"/>
      <style:text-properties style:font-name="Roboto" fo:color="#333333" fo:font-size="11pt" style:font-size-asian="11pt" style:font-size-complex="11pt"/>
    </style:style>
    <style:style style:name="P27" style:parent-style-name="Titre3" style:family="paragraph">
      <style:paragraph-properties fo:widows="2" fo:orphans="2"/>
      <style:text-properties style:font-name="Roboto" fo:color="#AF0A0A" fo:letter-spacing="0.0097in"/>
    </style:style>
    <style:style style:name="P28" style:parent-style-name="Textbody" style:family="paragraph">
      <style:text-properties style:font-name="Roboto" fo:color="#333333" fo:font-size="11pt" style:font-size-asian="11pt" style:font-size-complex="11pt"/>
    </style:style>
    <style:style style:name="P29"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30"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31"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32" style:parent-style-name="Textbody" style:family="paragraph">
      <style:paragraph-properties fo:widows="2" fo:orphans="2" fo:margin-top="0.0972in" fo:margin-bottom="0.0972in"/>
      <style:text-properties style:font-name="Roboto" fo:color="#333333" fo:font-size="11pt" style:font-size-asian="11pt" style:font-size-complex="11pt"/>
    </style:style>
    <style:style style:name="P33" style:parent-style-name="Textbody" style:family="paragraph">
      <style:paragraph-properties fo:widows="2" fo:orphans="2" fo:text-indent="0.1944in"/>
      <style:text-properties style:font-name="Roboto" fo:color="#333333" fo:font-size="11pt" style:font-size-asian="11pt" style:font-size-complex="11pt"/>
    </style:style>
    <style:style style:name="P34" style:parent-style-name="Standard" style:family="paragraph">
      <style:text-properties style:font-name="Roboto" fo:font-size="11pt" style:font-size-asian="11pt" style:font-size-complex="11pt"/>
    </style:style>
  </office:automatic-styles>
  <office:body>
    <office:text text:use-soft-page-breaks="true">
      <text:p text:style-name="P1">EXERCICES MCD → MLD</text:p>
      <text:p text:style-name="P2"/>
      <text:h text:style-name="P3" text:outline-level="3">Exercice 1</text:h>
      <text:p text:style-name="P4">Un fan de rock souhaite créer un site consacré à ses groupes préférés. Il doit donc tenir l'inventaire des disques, avec pour chacun d'eux le titre, l'artiste, le label et l'année. En ce qui<text:s/>concerne les groupes et les musiciens, une analyse fine montre que le problème est redoutable - on se contentera ici d'une approche simple.</text:p>
      <text:p text:style-name="P5">On traitera successivement de deux hypothèses :</text:p>
      <text:list text:style-name="LFO1" text:continue-numbering="true">
        <text:list-item>
          <text:p text:style-name="P6">La discothèque ne comprend aucune compilation de différents artistes</text:p>
        </text:list-item>
        <text:list-item>
          <text:p text:style-name="P7">La discothèque comprend des compilations</text:p>
        </text:list-item>
      </text:list>
      <text:p text:style-name="P8"/>
      <text:p text:style-name="P9">Etablir le MCD et le MLD dans ces deux cas.</text:p>
      <text:p text:style-name="P10"/>
      <text:h text:style-name="P11" text:outline-level="3">Exercice 3</text:h>
      <text:p text:style-name="P12">Une casse automobile souhaite gérer son stock de pièces. Chaque pièce est identifiée par une référence, une catégorie (carrosserie, mécanique, électricité, etc.), une date de récupération et un prix de vente. On souhaite également pouvoir établir une correspondance entre les pièces et les véhicules pour lesquels elles conviennent, ces véhicules étant repérés par marque, modèle et année.</text:p>
      <text:p text:style-name="P13">Etablir le MCD<text:s/>adéquat dans les deux hypothèses suivantes :</text:p>
      <text:list text:style-name="LFO2" text:continue-numbering="true">
        <text:list-item>
          <text:p text:style-name="P14">Toutes les pièces d'une même référence possèdent un prix unique</text:p>
        </text:list-item>
        <text:list-item>
          <text:p text:style-name="P15">Chaque pièce possède un prix propre.</text:p>
        </text:list-item>
      </text:list>
      <text:p text:style-name="P16">Etablir le MCD et le MLD dans ces deux cas.</text:p>
      <text:p text:style-name="P17"/>
      <text:h text:style-name="P18" text:outline-level="3">Exercice 4</text:h>
      <text:p text:style-name="P19">Une bibliothèque de prêt dispose d'un certain nombre d'ouvrages, classés par rayon (Littérature, Histoire, Géographie, etc.). Chaque ouvrage est l'œuvre<text:s/>d'un ou plusieurs auteurs, et doit également être référencé selon un certain nombre de mots-clés.</text:p>
      <text:p text:style-name="P20">Chaque adhérent peut emprunter jusqu'à 5 livres en même temps, et dispose d'un certain délai passé lequel il doit recevoir des relances puis des pénalités.</text:p>
      <text:p text:style-name="P21">On se place dans quatre cas successifs, de complexité croissante :</text:p>
      <text:list text:style-name="LFO3" text:continue-numbering="true">
        <text:list-item>
          <text:p text:style-name="P22">La bibliothèque ne possède qu'un seul exemplaire de chaque ouvrage. Elle<text:s/>enregistre uniquement les emprunts présents (il n'y a pas d'historique des emprunts passés).</text:p>
        </text:list-item>
        <text:list-item>
          <text:p text:style-name="P23">La bibliothèque ne possède qu'un seul exemplaire de chaque ouvrage, mais elle tient un historique de tous les emprunts qui ont été effectués.</text:p>
        </text:list-item>
        <text:list-item>
          <text:p text:style-name="P24">La bibliothèque tient<text:s/>un historique... et elle est maintenant susceptible de posséder plusieurs exemplaires de certains ouvrages</text:p>
        </text:list-item>
        <text:list-item>
          <text:p text:style-name="P25">En plus de cela, il existe une bibliothèque centrale et des antennes locales. Chaque antenne possède un fonds qui lui est propre, et peut de surcroit se procurer certains ouvrages auprès de la bibliothèque centrale (mais pas d'une autre bibliothèque locale). Tout adhérent peut automatiquement emprunter des ouvrages dans toutes les antennes locales.</text:p>
        </text:list-item>
      </text:list>
      <text:p text:style-name="P26">Etablir le MCD et le MLD adéquats dans les quatre cas.</text:p>
      <text:soft-page-break/>
      <text:h text:style-name="P27" text:outline-level="3">Exercice 5</text:h>
      <text:p text:style-name="P28">Un historien souhaite établir des statistiques sur des soldats de la Première Guerre mondiale. Pour chaque soldat, outre l'état-civil, il souhaite avoir la trace :</text:p>
      <text:list text:style-name="LFO4" text:continue-numbering="true">
        <text:list-item>
          <text:p text:style-name="P29">De la date de son décès si celui-ci est survenu suite aux combats</text:p>
        </text:list-item>
        <text:list-item>
          <text:p text:style-name="P30">Des blessures<text:s/>reçues (type et date de la blessure, en plus de la bataille où elle a été infligée. Les batailles seront référencées dans une liste comportant le lieu, les dates de début et de fin)</text:p>
        </text:list-item>
        <text:list-item>
          <text:p text:style-name="P31">Des grades obtenus (avec les dates)</text:p>
        </text:list-item>
        <text:list-item>
          <text:p text:style-name="P32">Des<text:s/>l'unité de rattachement (avec les<text:s/>dates)</text:p>
        </text:list-item>
      </text:list>
      <text:p text:style-name="P33">Etablir le MCD et le MLD adéquats.</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1944in" text:min-label-width="0in" text:list-level-position-and-space-mode="label-alignment">
          <style:list-level-label-alignment text:label-followed-by="listtab" fo:margin-left="0.1944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fpa formateur</meta:initial-creator>
    <dc:creator>Pontonnier Stephane</dc:creator>
    <meta:creation-date>2022-02-18T07:18:00Z</meta:creation-date>
    <dc:date>2022-02-18T07:19:00Z</dc:date>
    <meta:template xlink:href="Normal" xlink:type="simple"/>
    <meta:editing-cycles>3</meta:editing-cycles>
    <meta:editing-duration>PT180S</meta:editing-duration>
    <meta:document-statistic meta:page-count="2" meta:paragraph-count="6" meta:word-count="470" meta:character-count="3050" meta:row-count="21" meta:non-whitespace-character-count="2586"/>
  </office:meta>
</office:document-meta>
</file>